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adcf" officeooo:paragraph-rsid="001fadcf"/>
    </style:style>
    <style:style style:name="P2" style:family="paragraph" style:parent-style-name="Standard">
      <style:text-properties officeooo:rsid="001fadcf" officeooo:paragraph-rsid="002899f2"/>
    </style:style>
    <style:style style:name="P3" style:family="paragraph" style:parent-style-name="Standard">
      <style:text-properties officeooo:paragraph-rsid="001fadcf"/>
    </style:style>
    <style:style style:name="P4" style:family="paragraph" style:parent-style-name="Standard">
      <style:text-properties officeooo:paragraph-rsid="002a962e"/>
    </style:style>
    <style:style style:name="P5" style:family="paragraph" style:parent-style-name="Standard">
      <style:text-properties officeooo:paragraph-rsid="002cba76"/>
    </style:style>
    <style:style style:name="P6" style:family="paragraph" style:parent-style-name="Standard">
      <style:text-properties officeooo:paragraph-rsid="002d5159"/>
    </style:style>
    <style:style style:name="P7" style:family="paragraph" style:parent-style-name="Standard">
      <style:text-properties officeooo:paragraph-rsid="003643e1"/>
    </style:style>
    <style:style style:name="P8" style:family="paragraph" style:parent-style-name="Standard">
      <style:text-properties officeooo:rsid="003643e1" officeooo:paragraph-rsid="003643e1"/>
    </style:style>
    <style:style style:name="P9" style:family="paragraph" style:parent-style-name="Standard">
      <style:text-properties fo:color="#000000" style:font-name="Monospace" fo:font-size="10pt" officeooo:rsid="001fadcf" officeooo:paragraph-rsid="001fadcf" style:font-size-asian="10pt"/>
    </style:style>
    <style:style style:name="P10" style:family="paragraph" style:parent-style-name="Standard">
      <style:text-properties fo:color="#000000" style:font-name="Monospace" fo:font-size="10pt" officeooo:paragraph-rsid="002d5159" style:font-size-asian="10pt"/>
    </style:style>
    <style:style style:name="P11" style:family="paragraph" style:parent-style-name="Standard">
      <style:text-properties fo:color="#000000" style:font-name="Monospace" fo:font-size="10pt" officeooo:rsid="003643e1" officeooo:paragraph-rsid="003643e1" style:font-size-asian="10pt"/>
    </style:style>
    <style:style style:name="P12" style:family="paragraph" style:parent-style-name="Standard">
      <style:text-properties fo:color="#000000" style:font-name="Monospace" fo:font-size="10pt" style:text-underline-style="none" officeooo:rsid="003643e1" officeooo:paragraph-rsid="003643e1" fo:background-color="transparent" style:font-size-asian="10pt"/>
    </style:style>
    <style:style style:name="P13" style:family="paragraph" style:parent-style-name="Standard">
      <style:text-properties fo:color="#000000" style:font-name="Monospace" fo:font-size="10pt" style:text-underline-style="none" officeooo:rsid="003643e1" officeooo:paragraph-rsid="0081e9b8" fo:background-color="transparent" style:font-size-asian="10pt"/>
    </style:style>
    <style:style style:name="P14" style:family="paragraph" style:parent-style-name="Standard">
      <style:text-properties fo:color="#000000" style:font-name="Monospace" fo:font-size="10pt" style:text-underline-style="none" fo:font-weight="bold" officeooo:rsid="003643e1" officeooo:paragraph-rsid="003643e1" fo:background-color="transparent" style:font-size-asian="10pt" style:font-weight-asian="bold" style:font-weight-complex="bold"/>
    </style:style>
    <style:style style:name="P15" style:family="paragraph" style:parent-style-name="Standard">
      <style:text-properties fo:color="#000000" style:font-name="Monospace" fo:font-size="10pt" style:text-underline-style="solid" style:text-underline-type="double" style:text-underline-width="auto" style:text-underline-color="font-color" officeooo:rsid="003643e1" officeooo:paragraph-rsid="003643e1" fo:background-color="#e8f2fe" style:font-size-asian="10pt"/>
    </style:style>
    <style:style style:name="P16" style:family="paragraph" style:parent-style-name="Standard">
      <style:text-properties fo:color="#008080" style:font-name="Monospace" fo:font-size="10pt" officeooo:rsid="001fadcf" officeooo:paragraph-rsid="002cba76" style:font-size-asian="10pt"/>
    </style:style>
    <style:style style:name="P17" style:family="paragraph" style:parent-style-name="Standard">
      <style:text-properties fo:color="#008080" style:font-name="Monospace" fo:font-size="10pt" officeooo:rsid="003643e1" officeooo:paragraph-rsid="003643e1" style:font-size-asian="10pt"/>
    </style:style>
    <style:style style:name="P18" style:family="paragraph" style:parent-style-name="Standard">
      <style:text-properties fo:color="#008080" style:font-name="Monospace" fo:font-size="10pt" officeooo:rsid="0051f235" officeooo:paragraph-rsid="003643e1" style:font-size-asian="10pt"/>
    </style:style>
    <style:style style:name="P19" style:family="paragraph" style:parent-style-name="Standard">
      <style:text-properties fo:color="#008080" style:font-name="Monospace" fo:font-size="10pt" style:text-underline-style="none" officeooo:rsid="003643e1" officeooo:paragraph-rsid="003643e1" fo:background-color="transparent" style:font-size-asian="10pt"/>
    </style:style>
    <style:style style:name="P20" style:family="paragraph" style:parent-style-name="Standard">
      <style:text-properties fo:color="#008080" style:font-name="Monospace" fo:font-size="10pt" officeooo:rsid="006fc495" officeooo:paragraph-rsid="003643e1" fo:background-color="#e8f2fe" style:font-size-asian="10pt"/>
    </style:style>
    <style:style style:name="P21" style:family="paragraph" style:parent-style-name="Standard">
      <style:text-properties officeooo:paragraph-rsid="00788311"/>
    </style:style>
    <style:style style:name="P22" style:family="paragraph" style:parent-style-name="Standard">
      <style:text-properties officeooo:paragraph-rsid="00834d04"/>
    </style:style>
    <style:style style:name="P23" style:family="paragraph" style:parent-style-name="Standard">
      <style:text-properties fo:color="#646464" style:font-name="Monospace" fo:font-size="10pt" officeooo:rsid="003643e1" officeooo:paragraph-rsid="003643e1" style:font-size-asian="10pt"/>
    </style:style>
    <style:style style:name="P24" style:family="paragraph" style:parent-style-name="Standard">
      <style:text-properties fo:color="#ff0000" style:font-name="Monospace" fo:font-size="10pt" style:text-underline-style="none" officeooo:rsid="0051f235" officeooo:paragraph-rsid="003643e1" fo:background-color="transparent" style:font-size-asian="10pt"/>
    </style:style>
    <style:style style:name="P25" style:family="paragraph" style:parent-style-name="Standard">
      <style:paragraph-properties fo:margin-left="0cm" fo:margin-right="0cm" fo:text-align="start" style:justify-single-word="false" fo:text-indent="0cm" style:auto-text-indent="false"/>
    </style:style>
    <style:style style:name="P2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7" style:family="paragraph" style:parent-style-name="Standard">
      <style:paragraph-properties fo:margin-left="0cm" fo:margin-right="0cm" fo:text-align="start" style:justify-single-word="false" fo:text-indent="0cm" style:auto-text-indent="false"/>
      <style:text-properties fo:color="#2a00ff" style:font-name="Monospace" fo:font-size="10pt" fo:font-style="italic" style:font-size-asian="10pt" style:font-style-asian="italic"/>
    </style:style>
    <style:style style:name="P28" style:family="paragraph" style:parent-style-name="Standard">
      <style:paragraph-properties fo:margin-left="0cm" fo:margin-right="0cm" fo:text-align="start" style:justify-single-word="false" fo:text-indent="0cm" style:auto-text-indent="false"/>
      <style:text-properties fo:color="#3c3c3c" style:font-name="Monospace" fo:font-size="10pt" style:font-size-asian="10pt"/>
    </style:style>
    <style:style style:name="P29"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30"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31"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T1" style:family="text">
      <style:text-properties officeooo:rsid="001fc419"/>
    </style:style>
    <style:style style:name="T2" style:family="text">
      <style:text-properties officeooo:rsid="00238d89"/>
    </style:style>
    <style:style style:name="T3" style:family="text">
      <style:text-properties fo:color="#008080"/>
    </style:style>
    <style:style style:name="T4" style:family="text">
      <style:text-properties fo:color="#008080" style:font-name="Monospace" fo:font-size="10pt" style:font-size-asian="10pt"/>
    </style:style>
    <style:style style:name="T5" style:family="text">
      <style:text-properties fo:color="#008080" style:font-name="Monospace" fo:font-size="10pt" officeooo:rsid="001fadcf" style:font-size-asian="10pt"/>
    </style:style>
    <style:style style:name="T6" style:family="text">
      <style:text-properties fo:color="#008080" style:font-name="Monospace" fo:font-size="10pt" officeooo:rsid="0051f235" style:font-size-asian="10pt"/>
    </style:style>
    <style:style style:name="T7" style:family="text">
      <style:text-properties fo:color="#008080" style:font-name="Monospace" fo:font-size="10pt" officeooo:rsid="00777bc3" style:font-size-asian="10pt"/>
    </style:style>
    <style:style style:name="T8" style:family="text">
      <style:text-properties fo:color="#008080" style:font-name="Monospace" fo:font-size="10pt" officeooo:rsid="006fc495" fo:background-color="#e8f2fe" loext:char-shading-value="0" style:font-size-asian="10pt"/>
    </style:style>
    <style:style style:name="T9" style:family="text">
      <style:text-properties fo:color="#008080" style:font-name="Monospace" fo:font-size="10pt" fo:font-weight="bold" officeooo:rsid="00777bc3" style:font-size-asian="10pt" style:font-weight-asian="bold" style:font-weight-complex="bold"/>
    </style:style>
    <style:style style:name="T10" style:family="text">
      <style:text-properties fo:color="#008080" style:font-name="Monospace" fo:font-size="10pt" fo:font-weight="normal" officeooo:rsid="0077ee60" style:font-size-asian="10pt" style:font-weight-asian="normal" style:font-weight-complex="normal"/>
    </style:style>
    <style:style style:name="T11" style:family="text">
      <style:text-properties fo:color="#008080" style:font-name="Monospace" fo:font-size="10pt" fo:font-style="italic" fo:font-weight="normal" officeooo:rsid="0077ee60" fo:background-color="#e8f2fe" loext:char-shading-value="0" style:font-size-asian="10pt" style:font-style-asian="italic" style:font-weight-asian="normal" style:font-weight-complex="normal"/>
    </style:style>
    <style:style style:name="T12" style:family="text">
      <style:text-properties fo:color="#008080" officeooo:rsid="0051f235"/>
    </style:style>
    <style:style style:name="T13" style:family="text">
      <style:text-properties fo:color="#008080" officeooo:rsid="0051f235" fo:background-color="#e8f2fe" loext:char-shading-value="0"/>
    </style:style>
    <style:style style:name="T14" style:family="text">
      <style:text-properties fo:color="#008080" officeooo:rsid="006e6edf" fo:background-color="#e8f2fe" loext:char-shading-value="0"/>
    </style:style>
    <style:style style:name="T15" style:family="text">
      <style:text-properties fo:color="#008080" officeooo:rsid="006fc495" fo:background-color="#e8f2fe" loext:char-shading-value="0"/>
    </style:style>
    <style:style style:name="T16" style:family="text">
      <style:text-properties fo:color="#008080" officeooo:rsid="006bafcb"/>
    </style:style>
    <style:style style:name="T17" style:family="text">
      <style:text-properties fo:color="#008080" officeooo:rsid="006ce741"/>
    </style:style>
    <style:style style:name="T18" style:family="text">
      <style:text-properties fo:color="#008080" officeooo:rsid="00777bc3"/>
    </style:style>
    <style:style style:name="T19" style:family="text">
      <style:text-properties fo:color="#3f7f7f"/>
    </style:style>
    <style:style style:name="T20" style:family="text">
      <style:text-properties fo:color="#3f7f7f" style:font-name="Monospace" fo:font-size="10pt" style:font-size-asian="10pt"/>
    </style:style>
    <style:style style:name="T21" style:family="text">
      <style:text-properties fo:color="#3f7f7f" style:font-name="Monospace" fo:font-size="10pt" fo:background-color="#d4d4d4" loext:char-shading-value="0" style:font-size-asian="10pt"/>
    </style:style>
    <style:style style:name="T22" style:family="text">
      <style:text-properties fo:color="#3f7f7f" fo:background-color="#d4d4d4" loext:char-shading-value="0"/>
    </style:style>
    <style:style style:name="T23" style:family="text">
      <style:text-properties style:font-name="Monospace" fo:font-size="10pt" style:font-size-asian="10pt"/>
    </style:style>
    <style:style style:name="T24" style:family="text">
      <style:text-properties fo:color="#7f007f" style:font-name="Monospace" fo:font-size="10pt" style:font-size-asian="10pt"/>
    </style:style>
    <style:style style:name="T25" style:family="text">
      <style:text-properties fo:color="#3c3c3c"/>
    </style:style>
    <style:style style:name="T26" style:family="text">
      <style:text-properties fo:color="#3c3c3c" style:font-name="Monospace" fo:font-size="10pt" style:font-size-asian="10pt"/>
    </style:style>
    <style:style style:name="T27" style:family="text">
      <style:text-properties fo:color="#2a00ff" style:font-name="Monospace" fo:font-size="10pt" fo:font-style="italic" style:font-size-asian="10pt" style:font-style-asian="italic"/>
    </style:style>
    <style:style style:name="T28" style:family="text">
      <style:text-properties fo:color="#2a00ff" style:font-name="Monospace" fo:font-size="10pt" fo:font-style="italic" fo:font-weight="normal" officeooo:rsid="0077ee60" fo:background-color="#e8f2fe" loext:char-shading-value="0" style:font-size-asian="10pt" style:font-style-asian="italic" style:font-weight-asian="normal" style:font-weight-complex="normal"/>
    </style:style>
    <style:style style:name="T29" style:family="text">
      <style:text-properties fo:color="#2a00ff" style:font-name="Monospace" fo:font-size="10pt" style:font-size-asian="10pt"/>
    </style:style>
    <style:style style:name="T30" style:family="text">
      <style:text-properties fo:color="#3f5fbf" style:font-name="Monospace" fo:font-size="10pt" style:font-size-asian="10pt"/>
    </style:style>
    <style:style style:name="T31" style:family="text">
      <style:text-properties fo:color="#3f5fbf" style:font-name="Monospace" fo:font-size="10pt" officeooo:rsid="001fadcf" style:font-size-asian="10pt"/>
    </style:style>
    <style:style style:name="T32" style:family="text">
      <style:text-properties fo:color="#3f5fbf" style:font-name="Monospace" fo:font-size="10pt" style:text-underline-style="solid" style:text-underline-width="auto" style:text-underline-color="font-color" style:font-size-asian="10pt"/>
    </style:style>
    <style:style style:name="T33" style:family="text">
      <style:text-properties fo:color="#3f5fbf" officeooo:rsid="006bafcb" fo:background-color="#e8f2fe" loext:char-shading-value="0"/>
    </style:style>
    <style:style style:name="T34" style:family="text">
      <style:text-properties officeooo:rsid="001fadcf"/>
    </style:style>
    <style:style style:name="T35" style:family="text">
      <style:text-properties fo:color="#7f0055" style:font-name="Monospace" fo:font-size="10pt" fo:font-weight="bold" style:font-size-asian="10pt" style:font-weight-asian="bold"/>
    </style:style>
    <style:style style:name="T36" style:family="text">
      <style:text-properties fo:color="#000000" style:font-name="Monospace" fo:font-size="10pt" style:font-size-asian="10pt"/>
    </style:style>
    <style:style style:name="T37" style:family="text">
      <style:text-properties fo:color="#000000" style:font-name="Monospace" fo:font-size="10pt" officeooo:rsid="001fadcf" style:font-size-asian="10pt"/>
    </style:style>
    <style:style style:name="T38" style:family="text">
      <style:text-properties fo:color="#000000" style:font-name="Monospace" fo:font-size="10pt" officeooo:rsid="003643e1" style:font-size-asian="10pt"/>
    </style:style>
    <style:style style:name="T39" style:family="text">
      <style:text-properties fo:color="#000000" style:font-name="Monospace" fo:font-size="10pt" fo:background-color="#d4d4d4" loext:char-shading-value="0" style:font-size-asian="10pt"/>
    </style:style>
    <style:style style:name="T40" style:family="text">
      <style:text-properties fo:color="#000000" style:font-name="Monospace" fo:font-size="10pt" style:text-underline-style="none" officeooo:rsid="003643e1" fo:background-color="transparent" loext:char-shading-value="0" style:font-size-asian="10pt"/>
    </style:style>
    <style:style style:name="T41" style:family="text">
      <style:text-properties fo:color="#646464" style:font-name="Monospace" fo:font-size="10pt" style:font-size-asian="10pt"/>
    </style:style>
    <style:style style:name="T42" style:family="text">
      <style:text-properties fo:color="#6a3e3e" style:font-name="Monospace" fo:font-size="10pt" style:font-size-asian="10pt"/>
    </style:style>
    <style:style style:name="T43" style:family="text">
      <style:text-properties fo:color="#3f7f5f" style:font-name="Monospace" fo:font-size="10pt" style:font-size-asian="10pt"/>
    </style:style>
    <style:style style:name="T44" style:family="text">
      <style:text-properties fo:color="#0000c0" style:font-name="Monospace" fo:font-size="10pt" style:font-size-asian="10pt"/>
    </style:style>
    <style:style style:name="T45" style:family="text">
      <style:text-properties fo:color="#0000c0" style:font-name="Monospace" fo:font-size="10pt" fo:font-style="italic" fo:font-weight="bold" style:font-size-asian="10pt" style:font-style-asian="italic" style:font-weight-asian="bold"/>
    </style:style>
    <style:style style:name="T46" style:family="text">
      <style:text-properties fo:background-color="#e8f2fe" loext:char-shading-value="0"/>
    </style:style>
    <style:style style:name="T47" style:family="text">
      <style:text-properties officeooo:rsid="0051f235" fo:background-color="#e8f2fe" loext:char-shading-value="0"/>
    </style:style>
    <style:style style:name="T48" style:family="text">
      <style:text-properties style:text-underline-style="solid" style:text-underline-width="auto" style:text-underline-color="font-color" fo:background-color="#e8f2fe" loext:char-shading-value="0"/>
    </style:style>
    <style:style style:name="T49" style:family="text">
      <style:text-properties style:text-underline-style="solid" style:text-underline-width="auto" style:text-underline-color="font-color" officeooo:rsid="0051f235" fo:background-color="#e8f2fe" loext:char-shading-value="0"/>
    </style:style>
    <style:style style:name="T50" style:family="text">
      <style:text-properties style:text-underline-style="solid" style:text-underline-width="auto" style:text-underline-color="font-color" officeooo:rsid="005ca5fa" fo:background-color="#e8f2fe" loext:char-shading-value="0"/>
    </style:style>
    <style:style style:name="T51" style:family="text">
      <style:text-properties fo:color="#ff0000"/>
    </style:style>
    <style:style style:name="T52" style:family="text">
      <style:text-properties fo:color="#ff0000" style:font-name="Monospace" fo:font-size="10pt" style:font-size-asian="10pt"/>
    </style:style>
    <style:style style:name="T53" style:family="text">
      <style:text-properties fo:color="#ff0000" style:font-name="Monospace" fo:font-size="10pt" style:text-underline-style="none" officeooo:rsid="0051f235" fo:background-color="transparent" loext:char-shading-value="0" style:font-size-asian="10pt"/>
    </style:style>
    <style:style style:name="T54" style:family="text">
      <style:text-properties fo:color="#f07746" style:font-name="Monospace" fo:font-size="10pt" style:text-underline-style="solid" style:text-underline-width="auto" style:text-underline-color="font-color" officeooo:rsid="0051f235" style:font-size-asian="10pt"/>
    </style:style>
    <style:style style:name="T55" style:family="text">
      <style:text-properties fo:font-weight="bold" style:font-weight-asian="bold" style:font-weight-complex="bold"/>
    </style:style>
    <style:style style:name="T56" style:family="text">
      <style:text-properties fo:font-weight="bold" officeooo:rsid="007d3c1a" style:font-weight-asian="bold" style:font-weight-complex="bold"/>
    </style:style>
    <style:style style:name="T57" style:family="text">
      <style:text-properties officeooo:rsid="007a6487"/>
    </style:style>
    <style:style style:name="T58" style:family="text">
      <style:text-properties fo:color="#808080" style:font-name="Monospace" fo:font-size="10pt" style:font-size-asian="10pt"/>
    </style:style>
    <style:style style:name="T59" style:family="text">
      <style:text-properties fo:color="#7f9fbf" style:font-name="Monospace" fo:font-size="10pt" fo:font-weight="bold" style:font-size-asian="10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g-Mybatis整合</text:p>
      <text:p text:style-name="P1"><text:tab/>一<text:span text:style-name="T1">、整合数据源</text:span></text:p>
      <text:p text:style-name="P1"><text:tab/>创建Spring配置文件ApplicationContext.<text:span text:style-name="T2">xml</text:span></text:p>
      <text:p text:style-name="P3"><text:span text:style-name="T34"><text:tab/></text:span><text:span text:style-name="T4">&lt;?</text:span><text:span text:style-name="T20">xml</text:span><text:span text:style-name="T23"> </text:span><text:span text:style-name="T24">version</text:span><text:span text:style-name="T26">=</text:span><text:span text:style-name="T27">"1.0"</text:span><text:span text:style-name="T23"> </text:span><text:span text:style-name="T24">encoding</text:span><text:span text:style-name="T26">=</text:span><text:span text:style-name="T27">"UTF-8"</text:span><text:span text:style-name="T4">?&gt;</text:span></text:p>
      <text:p text:style-name="P25"><text:span text:style-name="T4">&lt;</text:span><text:span text:style-name="T20">beans</text:span><text:span text:style-name="T23"> </text:span><text:span text:style-name="T24">xmlns</text:span><text:span text:style-name="T26">=</text:span><text:span text:style-name="T27">"http://www.springframework.org/schema/beans"</text:span></text:p>
      <text:p text:style-name="P25"><text:span text:style-name="T23"><text:tab/></text:span><text:span text:style-name="T24">xmlns:context</text:span><text:span text:style-name="T26">=</text:span><text:span text:style-name="T27">"http://www.springframework.org/schema/context"</text:span><text:span text:style-name="T23"> </text:span><text:span text:style-name="T24">xmlns:p</text:span><text:span text:style-name="T26">=</text:span><text:span text:style-name="T27">"http://www.springframework.org/schema/p"</text:span></text:p>
      <text:p text:style-name="P25"><text:span text:style-name="T23"><text:tab/></text:span><text:span text:style-name="T24">xmlns:aop</text:span><text:span text:style-name="T26">=</text:span><text:span text:style-name="T27">"http://www.springframework.org/schema/aop"</text:span><text:span text:style-name="T23"> </text:span><text:span text:style-name="T24">xmlns:tx</text:span><text:span text:style-name="T26">=</text:span><text:span text:style-name="T27">"http://www.springframework.org/schema/tx"</text:span></text:p>
      <text:p text:style-name="P25"><text:span text:style-name="T23"><text:tab/></text:span><text:span text:style-name="T24">xmlns:xsi</text:span><text:span text:style-name="T26">=</text:span><text:span text:style-name="T27">"http://www.w3.org/2001/XMLSchema-instance"</text:span></text:p>
      <text:p text:style-name="P25"><text:span text:style-name="T23"><text:tab/></text:span><text:span text:style-name="T24">xsi:schemaLocation</text:span><text:span text:style-name="T26">=</text:span><text:span text:style-name="T27">"http://www.springframework.org/schema/beans http://www.springframework.org/schema/beans/spring-beans-4.0.xsd</text:span></text:p>
      <text:p text:style-name="P27"><text:tab/>http://www.springframework.org/schema/context http://www.springframework.org/schema/context/spring-context-4.0.xsd</text:p>
      <text:p text:style-name="P27"><text:tab/>http://www.springframework.org/schema/aop http://www.springframework.org/schema/aop/spring-aop-4.0.xsd http://www.springframework.org/schema/tx http://www.springframework.org/schema/tx/spring-tx-4.0.xsd</text:p>
      <text:p text:style-name="P25"><text:span text:style-name="T27"><text:tab/>http://www.springframework.org/schema/util http://www.springframework.org/schema/util/spring-util-4.0.xsd"</text:span><text:span text:style-name="T4">&gt;</text:span></text:p>
      <text:p text:style-name="P26"/>
      <text:p text:style-name="P25"><text:span text:style-name="T26"><text:tab/></text:span><text:span text:style-name="T30">&lt;!-- 加载配置文件 --&gt;</text:span></text:p>
      <text:p text:style-name="P25"><text:span text:style-name="T26"><text:tab/></text:span><text:span text:style-name="T4">&lt;</text:span><text:span text:style-name="T20">context:property-placeholder</text:span><text:span text:style-name="T23"> </text:span><text:span text:style-name="T24">location</text:span><text:span text:style-name="T26">=</text:span><text:span text:style-name="T27">"classpath:db.properties"</text:span><text:span text:style-name="T23"> </text:span><text:span text:style-name="T4">/&gt;</text:span></text:p>
      <text:p text:style-name="P25"><text:span text:style-name="T26"><text:tab/></text:span><text:span text:style-name="T30">&lt;!-- 数据库连接池 --&gt;</text:span></text:p>
      <text:p text:style-name="P25"><text:span text:style-name="T26"><text:tab/></text:span><text:span text:style-name="T4">&lt;</text:span><text:span text:style-name="T20">bean</text:span><text:span text:style-name="T23"> </text:span><text:span text:style-name="T24">id</text:span><text:span text:style-name="T26">=</text:span><text:span text:style-name="T27">"dataSource"</text:span><text:span text:style-name="T23"> </text:span><text:span text:style-name="T24">class</text:span><text:span text:style-name="T26">=</text:span><text:span text:style-name="T27">"org.apache.commons.dbcp.BasicDataSource"</text:span></text:p>
      <text:p text:style-name="P25"><text:span text:style-name="T23"><text:tab/><text:tab/></text:span><text:span text:style-name="T24">destroy-method</text:span><text:span text:style-name="T26">=</text:span><text:span text:style-name="T27">"close"</text:span><text:span text:style-name="T4">&gt;</text:span></text:p>
      <text:p text:style-name="P25"><text:span text:style-name="T26"><text:tab/><text:tab/></text:span><text:span text:style-name="T4">&lt;</text:span><text:span text:style-name="T20">property</text:span><text:span text:style-name="T23"> </text:span><text:span text:style-name="T24">name</text:span><text:span text:style-name="T26">=</text:span><text:span text:style-name="T27">"driverClassName"</text:span><text:span text:style-name="T23"> </text:span><text:span text:style-name="T24">value</text:span><text:span text:style-name="T26">=</text:span><text:span text:style-name="T27">"${jdbc.driver}"</text:span><text:span text:style-name="T23"> </text:span><text:span text:style-name="T4">/&gt;</text:span></text:p>
      <text:p text:style-name="P25"><text:span text:style-name="T26"><text:tab/><text:tab/></text:span><text:span text:style-name="T4">&lt;</text:span><text:span text:style-name="T20">property</text:span><text:span text:style-name="T23"> </text:span><text:span text:style-name="T24">name</text:span><text:span text:style-name="T26">=</text:span><text:span text:style-name="T27">"url"</text:span><text:span text:style-name="T23"> </text:span><text:span text:style-name="T24">value</text:span><text:span text:style-name="T26">=</text:span><text:span text:style-name="T27">"${jdbc.url}"</text:span><text:span text:style-name="T23"> </text:span><text:span text:style-name="T4">/&gt;</text:span></text:p>
      <text:p text:style-name="P25"><text:span text:style-name="T26"><text:tab/><text:tab/></text:span><text:span text:style-name="T4">&lt;</text:span><text:span text:style-name="T20">property</text:span><text:span text:style-name="T23"> </text:span><text:span text:style-name="T24">name</text:span><text:span text:style-name="T26">=</text:span><text:span text:style-name="T27">"username"</text:span><text:span text:style-name="T23"> </text:span><text:span text:style-name="T24">value</text:span><text:span text:style-name="T26">=</text:span><text:span text:style-name="T27">"${jdbc.username}"</text:span><text:span text:style-name="T23"> </text:span><text:span text:style-name="T4">/&gt;</text:span></text:p>
      <text:p text:style-name="P25"><text:span text:style-name="T26"><text:tab/><text:tab/></text:span><text:span text:style-name="T4">&lt;</text:span><text:span text:style-name="T20">property</text:span><text:span text:style-name="T23"> </text:span><text:span text:style-name="T24">name</text:span><text:span text:style-name="T26">=</text:span><text:span text:style-name="T27">"password"</text:span><text:span text:style-name="T23"> </text:span><text:span text:style-name="T24">value</text:span><text:span text:style-name="T26">=</text:span><text:span text:style-name="T27">"${jdbc.password}"</text:span><text:span text:style-name="T23"> </text:span><text:span text:style-name="T4">/&gt;</text:span></text:p>
      <text:p text:style-name="P25"><text:span text:style-name="T26"><text:tab/><text:tab/></text:span><text:span text:style-name="T4">&lt;</text:span><text:span text:style-name="T20">property</text:span><text:span text:style-name="T23"> </text:span><text:span text:style-name="T24">name</text:span><text:span text:style-name="T26">=</text:span><text:span text:style-name="T27">"maxActive"</text:span><text:span text:style-name="T23"> </text:span><text:span text:style-name="T24">value</text:span><text:span text:style-name="T26">=</text:span><text:span text:style-name="T27">"10"</text:span><text:span text:style-name="T23"> </text:span><text:span text:style-name="T4">/&gt;</text:span></text:p>
      <text:p text:style-name="P25"><text:span text:style-name="T26"><text:tab/><text:tab/></text:span><text:span text:style-name="T4">&lt;</text:span><text:span text:style-name="T20">property</text:span><text:span text:style-name="T23"> </text:span><text:span text:style-name="T24">name</text:span><text:span text:style-name="T26">=</text:span><text:span text:style-name="T27">"maxIdle"</text:span><text:span text:style-name="T23"> </text:span><text:span text:style-name="T24">value</text:span><text:span text:style-name="T26">=</text:span><text:span text:style-name="T27">"5"</text:span><text:span text:style-name="T23"> </text:span><text:span text:style-name="T4">/&gt;</text:span></text:p>
      <text:p text:style-name="P25"><text:span text:style-name="T26"><text:tab/></text:span><text:span text:style-name="T4">&lt;/</text:span><text:span text:style-name="T20">bean</text:span><text:span text:style-name="T4">&gt;</text:span></text:p>
      <text:p text:style-name="P28"><text:tab/></text:p>
      <text:p text:style-name="P1"><text:span text:style-name="T4">&lt;/</text:span><text:span text:style-name="T20">beans</text:span><text:span text:style-name="T4">&gt;</text:span></text:p>
      <text:p text:style-name="P9"/>
      <text:p text:style-name="P2"><text:tab/>整合回话工厂由Spring进行创建</text:p>
      <text:p text:style-name="P2"><text:span text:style-name="T4">&lt;</text:span><text:span text:style-name="T21">bean</text:span><text:span text:style-name="T23"> </text:span><text:span text:style-name="T24">id</text:span><text:span text:style-name="T26">=</text:span><text:span text:style-name="T27">"sqlSessionFactory"</text:span><text:span text:style-name="T23"> </text:span><text:span text:style-name="T24">class</text:span><text:span text:style-name="T26">=</text:span><text:span text:style-name="T27">"org.mybatis.spring.SqlSessionFactoryBean"</text:span><text:span text:style-name="T4">&gt;</text:span></text:p>
      <text:p text:style-name="P25"><text:span text:style-name="T26"><text:tab/><text:tab/></text:span><text:span text:style-name="T30">&lt;!-- 指定</text:span><text:span text:style-name="T32">Mybatis</text:span><text:span text:style-name="T30">核心配置文件 凡是Spring配置文件都得加</text:span><text:span text:style-name="T32">classpath</text:span><text:span text:style-name="T30"> --&gt;</text:span></text:p>
      <text:p text:style-name="P25"><text:span text:style-name="T26"><text:tab/><text:tab/></text:span><text:span text:style-name="T4">&lt;</text:span><text:span text:style-name="T20">property</text:span><text:span text:style-name="T23"> </text:span><text:span text:style-name="T24">name</text:span><text:span text:style-name="T26">=</text:span><text:span text:style-name="T27">"configLocation"</text:span><text:span text:style-name="T23"> </text:span><text:span text:style-name="T24">value</text:span><text:span text:style-name="T26">=</text:span><text:span text:style-name="T27">"classpath:SqlMapConfig.xml"</text:span><text:span text:style-name="T4">&gt;&lt;/</text:span><text:span text:style-name="T20">property</text:span><text:span text:style-name="T4">&gt;</text:span></text:p>
      <text:p text:style-name="P25"><text:span text:style-name="T26"><text:tab/><text:tab/></text:span><text:span text:style-name="T30">&lt;!-- 指定回话工厂使用的数据源 --&gt;</text:span></text:p>
      <text:p text:style-name="P25"><text:span text:style-name="T26"><text:tab/><text:tab/></text:span><text:span text:style-name="T4">&lt;</text:span><text:span text:style-name="T20">property</text:span><text:span text:style-name="T23"> </text:span><text:span text:style-name="T24">name</text:span><text:span text:style-name="T26">=</text:span><text:span text:style-name="T27">"dataSource"</text:span><text:span text:style-name="T23"> </text:span><text:span text:style-name="T24">ref</text:span><text:span text:style-name="T26">=</text:span><text:span text:style-name="T27">"dataSource"</text:span><text:span text:style-name="T4">/&gt;</text:span></text:p>
      <text:p text:style-name="P4"><text:span text:style-name="T4">&lt;/</text:span><text:span text:style-name="T21">bean</text:span><text:span text:style-name="T4">&gt;</text:span></text:p>
      <text:p text:style-name="P16"><text:tab/></text:p>
      <text:p text:style-name="P5"><text:span text:style-name="T5"><text:tab/></text:span><text:span text:style-name="T37">原生dao实现</text:span></text:p>
      <text:p text:style-name="P6"><text:span text:style-name="T5"><text:tab/></text:span><text:span text:style-name="T31">&lt;!-- </text:span><text:span text:style-name="T30">原生</text:span><text:span text:style-name="T32">dao</text:span><text:span text:style-name="T30">实现</text:span></text:p>
      <text:p text:style-name="P25"><text:span text:style-name="T30"><text:tab/><text:tab/>注意：class必须指定</text:span><text:span text:style-name="T32">Dao</text:span><text:span text:style-name="T30">的实现类的全路径 --&gt;</text:span></text:p>
      <text:p text:style-name="P25"><text:span text:style-name="T26"><text:tab/></text:span><text:span text:style-name="T4">&lt;</text:span><text:span text:style-name="T20">bean</text:span><text:span text:style-name="T23"> </text:span><text:span text:style-name="T24">id</text:span><text:span text:style-name="T26">=</text:span><text:span text:style-name="T27">"userDao"</text:span><text:span text:style-name="T23"> </text:span><text:span text:style-name="T24">class</text:span><text:span text:style-name="T26">=</text:span><text:span text:style-name="T27">"org.lier.dao.UserDaoImpl"</text:span><text:span text:style-name="T4">&gt;</text:span></text:p>
      <text:p text:style-name="P25"><text:span text:style-name="T26"><text:tab/><text:tab/></text:span><text:span text:style-name="T4">&lt;</text:span><text:span text:style-name="T20">property</text:span><text:span text:style-name="T23"> </text:span><text:span text:style-name="T24">name</text:span><text:span text:style-name="T26">=</text:span><text:span text:style-name="T27">"sqlSessionFactory"</text:span><text:span text:style-name="T23"> </text:span><text:span text:style-name="T24">ref</text:span><text:span text:style-name="T26">=</text:span><text:span text:style-name="T27">"sqlSessionFactory"</text:span><text:span text:style-name="T4">&gt;&lt;/</text:span><text:span text:style-name="T20">property</text:span><text:span text:style-name="T4">&gt;</text:span></text:p>
      <text:p text:style-name="P6"><text:span text:style-name="T26"><text:tab/></text:span><text:span text:style-name="T4">&lt;/</text:span><text:span text:style-name="T20">bean</text:span><text:span text:style-name="T4">&gt;</text:span><text:span text:style-name="T34"><text:tab/></text:span></text:p>
      <text:p text:style-name="P6"><text:tab/>接口</text:p>
      <text:p text:style-name="P6"><text:tab/><text:span text:style-name="T35">public</text:span><text:span text:style-name="T36"> </text:span><text:span text:style-name="T35">interface</text:span><text:span text:style-name="T36"> UserDao {</text:span></text:p>
      <text:p text:style-name="P29"><text:tab/></text:p>
      <text:p text:style-name="P25"><text:span text:style-name="T36"><text:tab/></text:span><text:span text:style-name="T35">public</text:span><text:span text:style-name="T36"> List&lt;User&gt; selectUsersByName(String </text:span><text:span text:style-name="T42">username</text:span><text:span text:style-name="T36">);</text:span></text:p>
      <text:p text:style-name="P29">}</text:p>
      <text:p text:style-name="P6"/>
      <text:p text:style-name="P6"><text:soft-page-break/><text:tab/>实现类</text:p>
      <text:p text:style-name="P6"><text:tab/><text:span text:style-name="T35">public</text:span><text:span text:style-name="T36"> </text:span><text:span text:style-name="T35">class</text:span><text:span text:style-name="T36"> UserDaoImpl </text:span><text:span text:style-name="T35">extends</text:span><text:span text:style-name="T36"> SqlSessionDaoSupport </text:span><text:span text:style-name="T35">implements</text:span><text:span text:style-name="T36"> UserDao {</text:span></text:p>
      <text:p text:style-name="P26"/>
      <text:p text:style-name="P25"><text:span text:style-name="T36"><text:tab/></text:span><text:span text:style-name="T41">@Override</text:span></text:p>
      <text:p text:style-name="P25"><text:span text:style-name="T36"><text:tab/></text:span><text:span text:style-name="T35">public</text:span><text:span text:style-name="T36"> List&lt;User&gt; </text:span><text:span text:style-name="T39">selectUsersByName</text:span><text:span text:style-name="T36">(String </text:span><text:span text:style-name="T42">username</text:span><text:span text:style-name="T36">) {</text:span></text:p>
      <text:p text:style-name="P30">//<text:tab/><text:tab/>session线程不安全，放入放入方法体中，随用随毁</text:p>
      <text:p text:style-name="P25"><text:span text:style-name="T36"><text:tab/><text:tab/>SqlSession </text:span><text:span text:style-name="T42">session</text:span><text:span text:style-name="T36"> = </text:span><text:span text:style-name="T35">this</text:span><text:span text:style-name="T36">.getSqlSession();</text:span></text:p>
      <text:p text:style-name="P25"><text:span text:style-name="T36"><text:tab/><text:tab/>List&lt;User&gt; </text:span><text:span text:style-name="T42">users</text:span><text:span text:style-name="T36"> =</text:span><text:span text:style-name="T42">session</text:span><text:span text:style-name="T36">.selectList(</text:span><text:span text:style-name="T29">"test.findByName"</text:span><text:span text:style-name="T36">,</text:span><text:span text:style-name="T42">username</text:span><text:span text:style-name="T36">);</text:span></text:p>
      <text:p text:style-name="P29"><text:tab/><text:tab/>//整合会话归Spring管理，所以不需要手动的提交和关闭</text:p>
      <text:p text:style-name="P25"><text:span text:style-name="T36"><text:tab/><text:tab/></text:span><text:span text:style-name="T42">session</text:span><text:span text:style-name="T36">.commit();</text:span></text:p>
      <text:p text:style-name="P25"><text:span text:style-name="T36"><text:tab/><text:tab/></text:span><text:span text:style-name="T42">session</text:span><text:span text:style-name="T36">.close(); </text:span></text:p>
      <text:p text:style-name="P25"><text:span text:style-name="T36"><text:tab/><text:tab/></text:span><text:span text:style-name="T35">return</text:span><text:span text:style-name="T36"> </text:span><text:span text:style-name="T42">users</text:span><text:span text:style-name="T36">;</text:span></text:p>
      <text:p text:style-name="P29"><text:tab/>}</text:p>
      <text:p text:style-name="P26"/>
      <text:p text:style-name="P10">}<text:tab/></text:p>
      <text:p text:style-name="P10"><text:tab/>测试类</text:p>
      <text:p text:style-name="P6"><text:span text:style-name="T36"><text:tab/></text:span><text:span text:style-name="T35">public</text:span><text:span text:style-name="T36"> </text:span><text:span text:style-name="T35">class</text:span><text:span text:style-name="T36"> Spring_Mybatis_Test {</text:span></text:p>
      <text:p text:style-name="P29"><text:tab/></text:p>
      <text:p text:style-name="P25"><text:span text:style-name="T36"><text:tab/></text:span><text:span text:style-name="T35">private</text:span><text:span text:style-name="T36"> ApplicationContext </text:span><text:span text:style-name="T44">ctx</text:span><text:span text:style-name="T36">;</text:span></text:p>
      <text:p text:style-name="P29"><text:tab/></text:p>
      <text:p text:style-name="P25"><text:span text:style-name="T36"><text:tab/></text:span><text:span text:style-name="T41">@Before</text:span></text:p>
      <text:p text:style-name="P25"><text:span text:style-name="T36"><text:tab/></text:span><text:span text:style-name="T35">public</text:span><text:span text:style-name="T36"> </text:span><text:span text:style-name="T35">void</text:span><text:span text:style-name="T36"> setUp() </text:span><text:span text:style-name="T35">throws</text:span><text:span text:style-name="T36"> Exception{</text:span></text:p>
      <text:p text:style-name="P25"><text:span text:style-name="T36"><text:tab/><text:tab/>String </text:span><text:span text:style-name="T42">configLocation</text:span><text:span text:style-name="T36"> = </text:span><text:span text:style-name="T29">"ApplicationContext.xml"</text:span><text:span text:style-name="T36">;</text:span></text:p>
      <text:p text:style-name="P25"><text:span text:style-name="T36"><text:tab/><text:tab/></text:span><text:span text:style-name="T44">ctx</text:span><text:span text:style-name="T36"> = </text:span><text:span text:style-name="T35">new</text:span><text:span text:style-name="T36"> ClassPathXmlApplicationContext(</text:span><text:span text:style-name="T42">configLocation</text:span><text:span text:style-name="T36">);</text:span></text:p>
      <text:p text:style-name="P29"><text:tab/><text:tab/></text:p>
      <text:p text:style-name="P29"><text:tab/>}</text:p>
      <text:p text:style-name="P29"><text:tab/></text:p>
      <text:p text:style-name="P25"><text:span text:style-name="T36"><text:tab/></text:span><text:span text:style-name="T41">@Test</text:span></text:p>
      <text:p text:style-name="P25"><text:span text:style-name="T36"><text:tab/></text:span><text:span text:style-name="T35">public</text:span><text:span text:style-name="T36"> </text:span><text:span text:style-name="T35">void</text:span><text:span text:style-name="T36"> selectUsersByNameTest() {</text:span></text:p>
      <text:p text:style-name="P30">//<text:tab/><text:tab/>获取UserDao对象，getBean中的字符串是在ApplicationContext.xml中声明的</text:p>
      <text:p text:style-name="P25"><text:span text:style-name="T36"><text:tab/><text:tab/>UserDao </text:span><text:span text:style-name="T42">userdao</text:span><text:span text:style-name="T36"> = (UserDao) </text:span><text:span text:style-name="T44">ctx</text:span><text:span text:style-name="T36">.getBean(</text:span><text:span text:style-name="T29">"userDao"</text:span><text:span text:style-name="T36">);</text:span></text:p>
      <text:p text:style-name="P25"><text:span text:style-name="T36"><text:tab/><text:tab/>List&lt;User&gt; </text:span><text:span text:style-name="T42">users</text:span><text:span text:style-name="T36"> <text:s/>= </text:span><text:span text:style-name="T42">userdao</text:span><text:span text:style-name="T36">.selectUsersByName(</text:span><text:span text:style-name="T29">"王五"</text:span><text:span text:style-name="T36">);</text:span></text:p>
      <text:p text:style-name="P25"><text:span text:style-name="T36"><text:tab/><text:tab/>System.</text:span><text:span text:style-name="T45">out</text:span><text:span text:style-name="T36">.println(</text:span><text:span text:style-name="T42">users</text:span><text:span text:style-name="T36">.toString());</text:span></text:p>
      <text:p text:style-name="P29"><text:tab/>}</text:p>
      <text:p text:style-name="P10">}</text:p>
      <text:p text:style-name="P10"><text:tab/>问题以及注意：</text:p>
      <text:p text:style-name="P10"><text:tab/><text:tab/>上面的实现类中手动的commit了，但是报错了</text:p>
      <text:p text:style-name="P7"><text:span text:style-name="T36"><text:tab/></text:span><text:span text:style-name="T38">java.lang.UnsupportedOperationException: Manual commit is not allowed over a Spring managed SqlSession</text:span></text:p>
      <text:p text:style-name="P11"><text:tab/>大致意思是在和Spring整合之后，是不允许手动的Commit的。将手动commit的语句去掉就可以正常的执行了。完美！加油W～！W</text:p>
      <text:p text:style-name="P11"><text:tab/></text:p>
      <text:p text:style-name="P11"><text:tab/>Mapper动态代理的方式</text:p>
      <text:p text:style-name="P7"><text:span text:style-name="T38"><text:tab/></text:span><text:span text:style-name="T30">&lt;!-- 动态代理方式</text:span><text:span text:style-name="T32">Mapper</text:span><text:span text:style-name="T30">方式实现 --&gt;</text:span></text:p>
      <text:p text:style-name="P25"><text:span text:style-name="T26"><text:tab/></text:span><text:span text:style-name="T4">&lt;</text:span><text:span text:style-name="T20">bean</text:span><text:span text:style-name="T23"> </text:span><text:span text:style-name="T24">id</text:span><text:span text:style-name="T26">=</text:span><text:span text:style-name="T27">"userDaoMapper"</text:span><text:span text:style-name="T23"> </text:span><text:span text:style-name="T24">class</text:span><text:span text:style-name="T26">=</text:span><text:span text:style-name="T27">"org.mybatis.spring.mapper.MapperFactoryBean"</text:span><text:span text:style-name="T4">&gt;</text:span></text:p>
      <text:p text:style-name="P25"><text:span text:style-name="T26"><text:tab/><text:tab/></text:span><text:span text:style-name="T30">&lt;!-- 配置</text:span><text:span text:style-name="T32">Mapper</text:span><text:span text:style-name="T30">接口的全路径 <text:s/>--&gt;</text:span></text:p>
      <text:p text:style-name="P25"><text:span text:style-name="T26"><text:tab/><text:tab/></text:span><text:span text:style-name="T4">&lt;</text:span><text:span text:style-name="T20">property</text:span><text:span text:style-name="T23"> </text:span><text:span text:style-name="T24">name</text:span><text:span text:style-name="T26">=</text:span><text:span text:style-name="T27">"mapperInterface"</text:span><text:span text:style-name="T23"> </text:span><text:span text:style-name="T24">value</text:span><text:span text:style-name="T26">=</text:span><text:span text:style-name="T27">"org.lier.mapper.UserDaoMapper"</text:span><text:span text:style-name="T4">&gt;&lt;/</text:span><text:span text:style-name="T20">property</text:span><text:span text:style-name="T4">&gt;</text:span></text:p>
      <text:p text:style-name="P25"><text:span text:style-name="T26"><text:tab/><text:tab/></text:span><text:span text:style-name="T4">&lt;</text:span><text:span text:style-name="T20">property</text:span><text:span text:style-name="T23"> </text:span><text:span text:style-name="T24">name</text:span><text:span text:style-name="T26">=</text:span><text:span text:style-name="T27">"sqlSessionFactory"</text:span><text:span text:style-name="T23"> </text:span><text:span text:style-name="T24">ref</text:span><text:span text:style-name="T26">=</text:span><text:span text:style-name="T27">"sqlSessionFactory"</text:span><text:span text:style-name="T4">&gt;&lt;/</text:span><text:span text:style-name="T20">property</text:span><text:span text:style-name="T4">&gt;</text:span></text:p>
      <text:p text:style-name="P8"><text:span text:style-name="T26"><text:tab/></text:span><text:span text:style-name="T4">&lt;/</text:span><text:span text:style-name="T20">bean</text:span><text:span text:style-name="T4">&gt;</text:span></text:p>
      <text:p text:style-name="P7"><text:span text:style-name="T38"><text:tab/></text:span><text:span text:style-name="T30">&lt;!-- 使用包扫描的方式批量引入</text:span><text:span text:style-name="T32">Mapper</text:span><text:span text:style-name="T30"> --&gt;</text:span></text:p>
      <text:p text:style-name="P25"><text:span text:style-name="T26"><text:tab/></text:span><text:span text:style-name="T4">&lt;</text:span><text:span text:style-name="T20">bean</text:span><text:span text:style-name="T23"> </text:span><text:span text:style-name="T24">class</text:span><text:span text:style-name="T26">=</text:span><text:span text:style-name="T27">"org.mybatis.spring.mapper.MapperScannerConfigurer"</text:span><text:span text:style-name="T4">&gt;</text:span></text:p>
      <text:p text:style-name="P25"><text:span text:style-name="T26"><text:tab/><text:tab/></text:span><text:span text:style-name="T30">&lt;!-- 指定要扫描的包的全路径，如果有多个包，用英文状态下的逗号进行分割 --&gt;</text:span></text:p>
      <text:p text:style-name="P25"><text:span text:style-name="T26"><text:tab/><text:tab/></text:span><text:span text:style-name="T4">&lt;</text:span><text:span text:style-name="T20">property</text:span><text:span text:style-name="T23"> </text:span><text:span text:style-name="T24">name</text:span><text:span text:style-name="T26">=</text:span><text:span text:style-name="T27">"basePackage"</text:span><text:span text:style-name="T23"> </text:span><text:span text:style-name="T24">value</text:span><text:span text:style-name="T26">=</text:span><text:span text:style-name="T27">"org.lier.mapper"</text:span><text:span text:style-name="T4">&gt;&lt;/</text:span><text:span text:style-name="T20">property</text:span><text:span text:style-name="T4">&gt;</text:span></text:p>
      <text:p text:style-name="P11"><text:span text:style-name="T25"><text:tab/></text:span><text:span text:style-name="T3">&lt;/</text:span><text:span text:style-name="T19">bean</text:span><text:span text:style-name="T3">&gt;</text:span></text:p>
      <text:p text:style-name="P23">@Test</text:p>
      <text:p text:style-name="P25"><text:soft-page-break/><text:span text:style-name="T36"><text:tab/></text:span><text:span text:style-name="T35">public</text:span><text:span text:style-name="T36"> </text:span><text:span text:style-name="T35">void</text:span><text:span text:style-name="T36"> </text:span><text:span text:style-name="T39">findOrderToUser2Test</text:span><text:span text:style-name="T36">() {</text:span></text:p>
      <text:p text:style-name="P30">//<text:tab/><text:tab/>获取UserDao对象，getBean中的字符串是在ApplicationContext.xml中声明的</text:p>
      <text:p text:style-name="P25"><text:span text:style-name="T36"><text:tab/><text:tab/>UserDaoMapper </text:span><text:span text:style-name="T42">mapper</text:span><text:span text:style-name="T36"> = (UserDaoMapper) </text:span><text:span text:style-name="T44">ctx</text:span><text:span text:style-name="T36">.getBean(</text:span><text:span text:style-name="T29">"userDaoMapper"</text:span><text:span text:style-name="T36">);</text:span></text:p>
      <text:p text:style-name="P25"><text:span text:style-name="T36"><text:tab/><text:tab/>List&lt;Orders&gt; </text:span><text:span text:style-name="T42">orders</text:span><text:span text:style-name="T36"> = </text:span><text:span text:style-name="T42">mapper</text:span><text:span text:style-name="T36">.findOrderToUser2();</text:span></text:p>
      <text:p text:style-name="P25"><text:span text:style-name="T36"><text:tab/><text:tab/>System.</text:span><text:span text:style-name="T45">out</text:span><text:span text:style-name="T36">.println(</text:span><text:span text:style-name="T42">orders</text:span><text:span text:style-name="T36">.toString());</text:span></text:p>
      <text:p text:style-name="P29"><text:tab/><text:tab/></text:p>
      <text:p text:style-name="P11"><text:tab/>}</text:p>
      <text:p text:style-name="P17"/>
      <text:p text:style-name="P17"/>
      <text:p text:style-name="P17">逆向工程</text:p>
      <text:p text:style-name="P11"><text:span text:style-name="T3"><text:tab/></text:span><text:span text:style-name="T12">1、作用自动的生成pojo类和单表的mapper增删改查</text:span></text:p>
      <text:p text:style-name="P18"><text:tab/>所需要的jar包：</text:p>
      <text:p text:style-name="P11"><text:span text:style-name="T12"><text:tab/>mybatis核心包：</text:span><text:span text:style-name="T47">mybatis-</text:span><text:span text:style-name="T48">3.2</text:span><text:span text:style-name="T46">.7.</text:span><text:span text:style-name="T48">jar</text:span></text:p>
      <text:p text:style-name="P12"><text:span text:style-name="T12"><text:tab/>数据库驱动包：</text:span><text:span text:style-name="T49">mysql-connector</text:span><text:span text:style-name="T46">-</text:span><text:span text:style-name="T48">java</text:span><text:span text:style-name="T46">-</text:span><text:span text:style-name="T48">5.1</text:span><text:span text:style-name="T46">.38.</text:span><text:span text:style-name="T48">jar</text:span></text:p>
      <text:p text:style-name="P12"><text:span text:style-name="T12"><text:tab/>mybatis逆向工程包：</text:span><text:span text:style-name="T49">mybatis-generator</text:span><text:span text:style-name="T46">-</text:span><text:span text:style-name="T48">core</text:span><text:span text:style-name="T46">-</text:span><text:span text:style-name="T48">1.3</text:span><text:span text:style-name="T46">.2.</text:span><text:span text:style-name="T48">jar</text:span></text:p>
      <text:p text:style-name="P12"><text:tab/>generator.<text:span text:style-name="T57">xml内容（一般比较固定）</text:span></text:p>
      <text:p text:style-name="P7"><text:span text:style-name="T40"><text:tab/></text:span><text:span text:style-name="T4">&lt;?</text:span><text:span text:style-name="T20">xml</text:span><text:span text:style-name="T23"> </text:span><text:span text:style-name="T24">version</text:span><text:span text:style-name="T26">=</text:span><text:span text:style-name="T27">"1.0"</text:span><text:span text:style-name="T23"> </text:span><text:span text:style-name="T24">encoding</text:span><text:span text:style-name="T26">=</text:span><text:span text:style-name="T27">"UTF-8"</text:span><text:span text:style-name="T4">?&gt;</text:span></text:p>
      <text:p text:style-name="P25"><text:span text:style-name="T4">&lt;!</text:span><text:span text:style-name="T20">DOCTYPE</text:span><text:span text:style-name="T23"> </text:span><text:span text:style-name="T4">generatorConfiguration</text:span></text:p>
      <text:p text:style-name="P25"><text:span text:style-name="T23"><text:s text:c="2"/></text:span><text:span text:style-name="T58">PUBLIC</text:span><text:span text:style-name="T23"> </text:span><text:span text:style-name="T4">"-//mybatis.org//DTD MyBatis Generator Configuration 1.0//EN"</text:span></text:p>
      <text:p text:style-name="P25"><text:span text:style-name="T23"><text:s text:c="2"/></text:span><text:span text:style-name="T43">"http://mybatis.org/dtd/mybatis-generator-config_1_0.dtd"</text:span><text:span text:style-name="T4">&gt;</text:span></text:p>
      <text:p text:style-name="P26"/>
      <text:p text:style-name="P25"><text:span text:style-name="T4">&lt;</text:span><text:span text:style-name="T20">generatorConfiguration</text:span><text:span text:style-name="T4">&gt;</text:span></text:p>
      <text:p text:style-name="P25"><text:span text:style-name="T26"><text:tab/></text:span><text:span text:style-name="T4">&lt;</text:span><text:span text:style-name="T20">context</text:span><text:span text:style-name="T23"> </text:span><text:span text:style-name="T24">id</text:span><text:span text:style-name="T26">=</text:span><text:span text:style-name="T27">"testTables"</text:span><text:span text:style-name="T23"> </text:span><text:span text:style-name="T24">targetRuntime</text:span><text:span text:style-name="T26">=</text:span><text:span text:style-name="T27">"MyBatis3"</text:span><text:span text:style-name="T4">&gt;</text:span></text:p>
      <text:p text:style-name="P25"><text:span text:style-name="T26"><text:tab/><text:tab/></text:span><text:span text:style-name="T4">&lt;</text:span><text:span text:style-name="T20">commentGenerator</text:span><text:span text:style-name="T4">&gt;</text:span></text:p>
      <text:p text:style-name="P25"><text:span text:style-name="T26"><text:tab/><text:tab/><text:tab/></text:span><text:span text:style-name="T30">&lt;!-- 是否去除自动生成的注释 true：是 ： false:否 --&gt;</text:span></text:p>
      <text:p text:style-name="P25"><text:span text:style-name="T26"><text:tab/><text:tab/><text:tab/></text:span><text:span text:style-name="T4">&lt;</text:span><text:span text:style-name="T20">property</text:span><text:span text:style-name="T23"> </text:span><text:span text:style-name="T24">name</text:span><text:span text:style-name="T26">=</text:span><text:span text:style-name="T27">"suppressAllComments"</text:span><text:span text:style-name="T23"> </text:span><text:span text:style-name="T24">value</text:span><text:span text:style-name="T26">=</text:span><text:span text:style-name="T27">"true"</text:span><text:span text:style-name="T23"> </text:span><text:span text:style-name="T4">/&gt;</text:span></text:p>
      <text:p text:style-name="P25"><text:span text:style-name="T26"><text:tab/><text:tab/></text:span><text:span text:style-name="T4">&lt;/</text:span><text:span text:style-name="T20">commentGenerator</text:span><text:span text:style-name="T4">&gt;</text:span></text:p>
      <text:p text:style-name="P25"><text:span text:style-name="T26"><text:tab/><text:tab/></text:span><text:span text:style-name="T30">&lt;!--数据库连接的信息：驱动类、连接地址、用户名、密码 --&gt;</text:span></text:p>
      <text:p text:style-name="P25"><text:span text:style-name="T26"><text:tab/><text:tab/></text:span><text:span text:style-name="T30">&lt;!-- ?useSSL=false&amp;amp;characterEncoding=</text:span><text:span text:style-name="T32">utf</text:span><text:span text:style-name="T30">-8 --&gt;</text:span></text:p>
      <text:p text:style-name="P25"><text:span text:style-name="T26"><text:tab/><text:tab/></text:span><text:span text:style-name="T4">&lt;</text:span><text:span text:style-name="T20">jdbcConnection</text:span><text:span text:style-name="T23"> </text:span><text:span text:style-name="T24">driverClass</text:span><text:span text:style-name="T26">=</text:span><text:span text:style-name="T27">"com.mysql.jdbc.Driver"</text:span></text:p>
      <text:p text:style-name="P25"><text:span text:style-name="T23"><text:tab/><text:tab/><text:tab/></text:span><text:span text:style-name="T24">connectionURL</text:span><text:span text:style-name="T26">=</text:span><text:span text:style-name="T27">"jdbc:mysql://localhost:3306/mybatis?useSSL=false&amp;amp;characterEncoding=utf-8"</text:span><text:span text:style-name="T23"> </text:span></text:p>
      <text:p text:style-name="P25"><text:span text:style-name="T23"><text:tab/><text:tab/><text:tab/></text:span><text:span text:style-name="T24">userId</text:span><text:span text:style-name="T26">=</text:span><text:span text:style-name="T27">"root"</text:span></text:p>
      <text:p text:style-name="P25"><text:span text:style-name="T23"><text:tab/><text:tab/><text:tab/></text:span><text:span text:style-name="T24">password</text:span><text:span text:style-name="T26">=</text:span><text:span text:style-name="T27">"123456"</text:span><text:span text:style-name="T4">&gt;</text:span></text:p>
      <text:p text:style-name="P25"><text:span text:style-name="T26"><text:tab/><text:tab/></text:span><text:span text:style-name="T4">&lt;/</text:span><text:span text:style-name="T20">jdbcConnection</text:span><text:span text:style-name="T4">&gt;</text:span></text:p>
      <text:p text:style-name="P25"><text:span text:style-name="T26"><text:tab/><text:tab/></text:span><text:span text:style-name="T30">&lt;!-- &lt;jdbcConnection driverClass="oracle.jdbc.OracleDriver"</text:span></text:p>
      <text:p text:style-name="P25"><text:span text:style-name="T30"><text:tab/><text:tab/><text:tab/>connectionURL="jdbc:oracle:thin:@127.0.0.1:1521:</text:span><text:span text:style-name="T32">yycg</text:span><text:span text:style-name="T30">" </text:span></text:p>
      <text:p text:style-name="P25"><text:span text:style-name="T30"><text:tab/><text:tab/><text:tab/>userId="</text:span><text:span text:style-name="T32">yycg</text:span><text:span text:style-name="T30">"</text:span></text:p>
      <text:p text:style-name="P25"><text:span text:style-name="T30"><text:tab/><text:tab/><text:tab/>password="</text:span><text:span text:style-name="T32">yycg</text:span><text:span text:style-name="T30">"&gt;</text:span></text:p>
      <text:p text:style-name="P31"><text:tab/><text:tab/>&lt;/jdbcConnection&gt; --&gt;</text:p>
      <text:p text:style-name="P25"><text:span text:style-name="T26"><text:tab/><text:tab/></text:span><text:span text:style-name="T30">&lt;!-- 默认false，把JDBC DECIMAL 和 NUMERIC 类型解析为 Integer，为 true时把JDBC DECIMAL 和 </text:span></text:p>
      <text:p text:style-name="P31"><text:tab/><text:tab/><text:tab/>NUMERIC 类型解析为java.math.BigDecimal --&gt;</text:p>
      <text:p text:style-name="P25"><text:span text:style-name="T26"><text:tab/><text:tab/></text:span><text:span text:style-name="T4">&lt;</text:span><text:span text:style-name="T20">javaTypeResolver</text:span><text:span text:style-name="T4">&gt;</text:span></text:p>
      <text:p text:style-name="P25"><text:span text:style-name="T26"><text:tab/><text:tab/><text:tab/></text:span><text:span text:style-name="T4">&lt;</text:span><text:span text:style-name="T20">property</text:span><text:span text:style-name="T23"> </text:span><text:span text:style-name="T24">name</text:span><text:span text:style-name="T26">=</text:span><text:span text:style-name="T27">"forceBigDecimals"</text:span><text:span text:style-name="T23"> </text:span><text:span text:style-name="T24">value</text:span><text:span text:style-name="T26">=</text:span><text:span text:style-name="T27">"false"</text:span><text:span text:style-name="T23"> </text:span><text:span text:style-name="T4">/&gt;</text:span></text:p>
      <text:p text:style-name="P25"><text:span text:style-name="T26"><text:tab/><text:tab/></text:span><text:span text:style-name="T4">&lt;/</text:span><text:span text:style-name="T20">javaTypeResolver</text:span><text:span text:style-name="T4">&gt;</text:span></text:p>
      <text:p text:style-name="P26"/>
      <text:p text:style-name="P25"><text:span text:style-name="T26"><text:tab/><text:tab/></text:span><text:span text:style-name="T30">&lt;!-- targetProject:生成PO类的位置 --&gt;</text:span></text:p>
      <text:p text:style-name="P25"><text:span text:style-name="T26"><text:tab/><text:tab/></text:span><text:span text:style-name="T4">&lt;</text:span><text:span text:style-name="T20">javaModelGenerator</text:span><text:span text:style-name="T23"> </text:span><text:span text:style-name="T24">targetPackage</text:span><text:span text:style-name="T26">=</text:span><text:span text:style-name="T27">"org.lier.pojo"</text:span></text:p>
      <text:p text:style-name="P25"><text:span text:style-name="T23"><text:tab/><text:tab/><text:tab/></text:span><text:span text:style-name="T24">targetProject</text:span><text:span text:style-name="T26">=</text:span><text:span text:style-name="T27">"./src"</text:span><text:span text:style-name="T4">&gt;</text:span></text:p>
      <text:p text:style-name="P25"><text:span text:style-name="T26"><text:tab/><text:tab/><text:tab/></text:span><text:span text:style-name="T30">&lt;!-- enableSubPackages:是否让schema作为包的后缀 --&gt;</text:span></text:p>
      <text:p text:style-name="P25"><text:span text:style-name="T26"><text:tab/><text:tab/><text:tab/></text:span><text:span text:style-name="T4">&lt;</text:span><text:span text:style-name="T20">property</text:span><text:span text:style-name="T23"> </text:span><text:span text:style-name="T24">name</text:span><text:span text:style-name="T26">=</text:span><text:span text:style-name="T27">"enableSubPackages"</text:span><text:span text:style-name="T23"> </text:span><text:span text:style-name="T24">value</text:span><text:span text:style-name="T26">=</text:span><text:span text:style-name="T27">"false"</text:span><text:span text:style-name="T23"> </text:span><text:span text:style-name="T4">/&gt;</text:span></text:p>
      <text:p text:style-name="P25"><text:span text:style-name="T26"><text:tab/><text:tab/><text:tab/></text:span><text:span text:style-name="T30">&lt;!-- 从数据库返回的值被清理前后的空格 --&gt;</text:span></text:p>
      <text:p text:style-name="P25"><text:span text:style-name="T26"><text:tab/><text:tab/><text:tab/></text:span><text:span text:style-name="T4">&lt;</text:span><text:span text:style-name="T20">property</text:span><text:span text:style-name="T23"> </text:span><text:span text:style-name="T24">name</text:span><text:span text:style-name="T26">=</text:span><text:span text:style-name="T27">"trimStrings"</text:span><text:span text:style-name="T23"> </text:span><text:span text:style-name="T24">value</text:span><text:span text:style-name="T26">=</text:span><text:span text:style-name="T27">"true"</text:span><text:span text:style-name="T23"> </text:span><text:span text:style-name="T4">/&gt;</text:span></text:p>
      <text:p text:style-name="P25"><text:span text:style-name="T26"><text:tab/><text:tab/></text:span><text:span text:style-name="T4">&lt;/</text:span><text:span text:style-name="T20">javaModelGenerator</text:span><text:span text:style-name="T4">&gt;</text:span></text:p>
      <text:p text:style-name="P25"><text:span text:style-name="T26"><text:s text:c="8"/></text:span><text:span text:style-name="T30">&lt;!-- targetProject:mapper映射文件生成的位置 --&gt;</text:span></text:p>
      <text:p text:style-name="P25"><text:span text:style-name="T26"><text:tab/><text:tab/></text:span><text:span text:style-name="T4">&lt;</text:span><text:span text:style-name="T20">sqlMapGenerator</text:span><text:span text:style-name="T23"> </text:span><text:span text:style-name="T24">targetPackage</text:span><text:span text:style-name="T26">=</text:span><text:span text:style-name="T27">"org.lier.mapper"</text:span><text:span text:style-name="T23"> </text:span></text:p>
      <text:p text:style-name="P25"><text:soft-page-break/><text:span text:style-name="T23"><text:tab/><text:tab/><text:tab/></text:span><text:span text:style-name="T24">targetProject</text:span><text:span text:style-name="T26">=</text:span><text:span text:style-name="T27">"./src"</text:span><text:span text:style-name="T4">&gt;</text:span></text:p>
      <text:p text:style-name="P25"><text:span text:style-name="T26"><text:tab/><text:tab/><text:tab/></text:span><text:span text:style-name="T30">&lt;!-- enableSubPackages:是否让schema作为包的后缀 --&gt;</text:span></text:p>
      <text:p text:style-name="P25"><text:span text:style-name="T26"><text:tab/><text:tab/><text:tab/></text:span><text:span text:style-name="T4">&lt;</text:span><text:span text:style-name="T20">property</text:span><text:span text:style-name="T23"> </text:span><text:span text:style-name="T24">name</text:span><text:span text:style-name="T26">=</text:span><text:span text:style-name="T27">"enableSubPackages"</text:span><text:span text:style-name="T23"> </text:span><text:span text:style-name="T24">value</text:span><text:span text:style-name="T26">=</text:span><text:span text:style-name="T27">"false"</text:span><text:span text:style-name="T23"> </text:span><text:span text:style-name="T4">/&gt;</text:span></text:p>
      <text:p text:style-name="P25"><text:span text:style-name="T26"><text:tab/><text:tab/></text:span><text:span text:style-name="T4">&lt;/</text:span><text:span text:style-name="T20">sqlMapGenerator</text:span><text:span text:style-name="T4">&gt;</text:span></text:p>
      <text:p text:style-name="P25"><text:span text:style-name="T26"><text:tab/><text:tab/></text:span><text:span text:style-name="T30">&lt;!-- targetPackage：mapper接口生成的位置 --&gt;</text:span></text:p>
      <text:p text:style-name="P25"><text:span text:style-name="T26"><text:tab/><text:tab/></text:span><text:span text:style-name="T4">&lt;</text:span><text:span text:style-name="T20">javaClientGenerator</text:span><text:span text:style-name="T23"> </text:span><text:span text:style-name="T24">type</text:span><text:span text:style-name="T26">=</text:span><text:span text:style-name="T27">"XMLMAPPER"</text:span></text:p>
      <text:p text:style-name="P25"><text:span text:style-name="T23"><text:tab/><text:tab/><text:tab/></text:span><text:span text:style-name="T24">targetPackage</text:span><text:span text:style-name="T26">=</text:span><text:span text:style-name="T27">"org.lier.mapper"</text:span><text:span text:style-name="T23"> </text:span></text:p>
      <text:p text:style-name="P25"><text:span text:style-name="T23"><text:tab/><text:tab/><text:tab/></text:span><text:span text:style-name="T24">targetProject</text:span><text:span text:style-name="T26">=</text:span><text:span text:style-name="T27">"./src"</text:span><text:span text:style-name="T4">&gt;</text:span></text:p>
      <text:p text:style-name="P25"><text:span text:style-name="T26"><text:tab/><text:tab/><text:tab/></text:span><text:span text:style-name="T30">&lt;!-- enableSubPackages:是否让schema作为包的后缀 --&gt;</text:span></text:p>
      <text:p text:style-name="P25"><text:span text:style-name="T26"><text:tab/><text:tab/><text:tab/></text:span><text:span text:style-name="T4">&lt;</text:span><text:span text:style-name="T20">property</text:span><text:span text:style-name="T23"> </text:span><text:span text:style-name="T24">name</text:span><text:span text:style-name="T26">=</text:span><text:span text:style-name="T27">"enableSubPackages"</text:span><text:span text:style-name="T23"> </text:span><text:span text:style-name="T24">value</text:span><text:span text:style-name="T26">=</text:span><text:span text:style-name="T27">"false"</text:span><text:span text:style-name="T23"> </text:span><text:span text:style-name="T4">/&gt;</text:span></text:p>
      <text:p text:style-name="P25"><text:span text:style-name="T26"><text:tab/><text:tab/></text:span><text:span text:style-name="T4">&lt;/</text:span><text:span text:style-name="T20">javaClientGenerator</text:span><text:span text:style-name="T4">&gt;</text:span></text:p>
      <text:p text:style-name="P25"><text:span text:style-name="T26"><text:tab/><text:tab/></text:span><text:span text:style-name="T30">&lt;!-- 指定数据库表 --&gt;</text:span></text:p>
      <text:p text:style-name="P31">&lt;!-- <text:tab/><text:tab/>&lt;table tableName="items"&gt;&lt;/table&gt; --&gt;</text:p>
      <text:p text:style-name="P25"><text:span text:style-name="T26"><text:tab/><text:tab/></text:span><text:span text:style-name="T4">&lt;</text:span><text:span text:style-name="T20">table</text:span><text:span text:style-name="T23"> </text:span><text:span text:style-name="T24">tableName</text:span><text:span text:style-name="T26">=</text:span><text:span text:style-name="T27">"orders"</text:span><text:span text:style-name="T4">&gt;&lt;/</text:span><text:span text:style-name="T20">table</text:span><text:span text:style-name="T4">&gt;</text:span></text:p>
      <text:p text:style-name="P25"><text:span text:style-name="T30">&lt;!-- <text:tab/><text:tab/>&lt;table tableName="</text:span><text:span text:style-name="T32">orderdetail</text:span><text:span text:style-name="T30">"&gt;&lt;/table&gt; --&gt;</text:span></text:p>
      <text:p text:style-name="P25"><text:span text:style-name="T26"><text:tab/><text:tab/></text:span><text:span text:style-name="T4">&lt;</text:span><text:span text:style-name="T20">table</text:span><text:span text:style-name="T23"> </text:span><text:span text:style-name="T24">tableName</text:span><text:span text:style-name="T26">=</text:span><text:span text:style-name="T27">"user"</text:span><text:span text:style-name="T4">&gt;&lt;/</text:span><text:span text:style-name="T20">table</text:span><text:span text:style-name="T4">&gt;</text:span></text:p>
      <text:p text:style-name="P25"><text:span text:style-name="T26"><text:tab/><text:tab/></text:span><text:span text:style-name="T30">&lt;!-- &lt;table schema="" tableName="sys_user"&gt;&lt;/table&gt;</text:span></text:p>
      <text:p text:style-name="P31"><text:tab/><text:tab/>&lt;table schema="" tableName="sys_role"&gt;&lt;/table&gt;</text:p>
      <text:p text:style-name="P31"><text:tab/><text:tab/>&lt;table schema="" tableName="sys_permission"&gt;&lt;/table&gt;</text:p>
      <text:p text:style-name="P31"><text:tab/><text:tab/>&lt;table schema="" tableName="sys_user_role"&gt;&lt;/table&gt;</text:p>
      <text:p text:style-name="P31"><text:tab/><text:tab/>&lt;table schema="" tableName="sys_role_permission"&gt;&lt;/table&gt; --&gt;</text:p>
      <text:p text:style-name="P28"><text:tab/><text:tab/></text:p>
      <text:p text:style-name="P25"><text:span text:style-name="T26"><text:tab/><text:tab/></text:span><text:span text:style-name="T30">&lt;!-- 有些表的字段需要指定java类型</text:span></text:p>
      <text:p text:style-name="P31"><text:tab/><text:tab/> &lt;table schema="" tableName=""&gt;</text:p>
      <text:p text:style-name="P31"><text:tab/><text:tab/><text:tab/>&lt;columnOverride column="" javaType="" /&gt;</text:p>
      <text:p text:style-name="P31"><text:tab/><text:tab/>&lt;/table&gt; --&gt;</text:p>
      <text:p text:style-name="P25"><text:span text:style-name="T26"><text:tab/></text:span><text:span text:style-name="T4">&lt;/</text:span><text:span text:style-name="T20">context</text:span><text:span text:style-name="T4">&gt;</text:span></text:p>
      <text:p text:style-name="P25"><text:span text:style-name="T4">&lt;/</text:span><text:span text:style-name="T20">generatorConfiguration</text:span><text:span text:style-name="T4">&gt;</text:span></text:p>
      <text:p text:style-name="P12"/>
      <text:p text:style-name="P12"><text:tab/><text:span text:style-name="T55">值得注意的是Windows指定目录的时候是“</text:span><text:span text:style-name="T56">\</text:span><text:span text:style-name="T55">”，但是在Linux下进行的时候应该换成”/”，不然的话不会保存但是也没有生成相关的文件，奇怪木有提示！！</text:span></text:p>
      <text:p text:style-name="P14"><text:tab/>还有逆向工程里面运行后代码是追加的，虽然看起来工程里面的东西好像是没有变化，但是文件的大小却变了，并且你要是使用的话可能就不能正常的使用，所以如果需要生成新的，那么将原先的东西删除后在进行操作。</text:p>
      <text:p text:style-name="P15"/>
      <text:p text:style-name="P13"><text:tab/>创建的代码：</text:p>
      <text:p text:style-name="P22"><text:span text:style-name="T40"><text:tab/></text:span><text:span text:style-name="T35">ublic</text:span><text:span text:style-name="T36"> </text:span><text:span text:style-name="T35">class</text:span><text:span text:style-name="T36"> StartServer {</text:span></text:p>
      <text:p text:style-name="P25"><text:span text:style-name="T36"><text:tab/></text:span><text:span text:style-name="T35">public</text:span><text:span text:style-name="T36"> </text:span><text:span text:style-name="T35">void</text:span><text:span text:style-name="T36"> generator() </text:span><text:span text:style-name="T35">throws</text:span><text:span text:style-name="T36"> Exception{</text:span></text:p>
      <text:p text:style-name="P25"><text:span text:style-name="T36"><text:tab/><text:tab/>List&lt;String&gt; </text:span><text:span text:style-name="T42">warnings</text:span><text:span text:style-name="T36"> = </text:span><text:span text:style-name="T35">new</text:span><text:span text:style-name="T36"> ArrayList&lt;String&gt;();</text:span></text:p>
      <text:p text:style-name="P25"><text:span text:style-name="T36"><text:tab/><text:tab/></text:span><text:span text:style-name="T35">boolean</text:span><text:span text:style-name="T36"> </text:span><text:span text:style-name="T42">overwrite</text:span><text:span text:style-name="T36"> = </text:span><text:span text:style-name="T35">true</text:span><text:span text:style-name="T36">;</text:span></text:p>
      <text:p text:style-name="P25"><text:span text:style-name="T36"><text:tab/><text:tab/>File </text:span><text:span text:style-name="T42">configFile</text:span><text:span text:style-name="T36"> = </text:span><text:span text:style-name="T35">new</text:span><text:span text:style-name="T36"> File(</text:span><text:span text:style-name="T29">"genarator.xml"</text:span><text:span text:style-name="T36">);</text:span></text:p>
      <text:p text:style-name="P25"><text:span text:style-name="T36"><text:tab/><text:tab/>ConfigurationParser </text:span><text:span text:style-name="T42">cp</text:span><text:span text:style-name="T36"> = </text:span><text:span text:style-name="T35">new</text:span><text:span text:style-name="T36"> ConfigurationParser(</text:span><text:span text:style-name="T42">warnings</text:span><text:span text:style-name="T36">);</text:span></text:p>
      <text:p text:style-name="P25"><text:span text:style-name="T36"><text:tab/><text:tab/>Configuration </text:span><text:span text:style-name="T42">config</text:span><text:span text:style-name="T36"> = </text:span><text:span text:style-name="T42">cp</text:span><text:span text:style-name="T36">.parseConfiguration(</text:span><text:span text:style-name="T42">configFile</text:span><text:span text:style-name="T36">);</text:span></text:p>
      <text:p text:style-name="P25"><text:span text:style-name="T36"><text:tab/><text:tab/>DefaultShellCallback </text:span><text:span text:style-name="T42">callback</text:span><text:span text:style-name="T36"> = </text:span><text:span text:style-name="T35">new</text:span><text:span text:style-name="T36"> DefaultShellCallback(</text:span><text:span text:style-name="T42">overwrite</text:span><text:span text:style-name="T36">);</text:span></text:p>
      <text:p text:style-name="P25"><text:span text:style-name="T36"><text:tab/><text:tab/>MyBatisGenerator </text:span><text:span text:style-name="T42">myBatisGenerator</text:span><text:span text:style-name="T36"> = </text:span><text:span text:style-name="T35">new</text:span><text:span text:style-name="T36"> MyBatisGenerator(</text:span><text:span text:style-name="T42">config</text:span><text:span text:style-name="T36">, </text:span><text:span text:style-name="T42">callback</text:span><text:span text:style-name="T36">, </text:span><text:span text:style-name="T42">warnings</text:span><text:span text:style-name="T36">);</text:span></text:p>
      <text:p text:style-name="P25"><text:span text:style-name="T36"><text:tab/><text:tab/></text:span><text:span text:style-name="T42">myBatisGenerator</text:span><text:span text:style-name="T36">.generate(</text:span><text:span text:style-name="T35">null</text:span><text:span text:style-name="T36">);</text:span></text:p>
      <text:p text:style-name="P29"><text:tab/>}</text:p>
      <text:p text:style-name="P29"><text:tab/></text:p>
      <text:p text:style-name="P25"><text:span text:style-name="T36"><text:tab/></text:span><text:span text:style-name="T35">public</text:span><text:span text:style-name="T36"> </text:span><text:span text:style-name="T35">static</text:span><text:span text:style-name="T36"> </text:span><text:span text:style-name="T35">void</text:span><text:span text:style-name="T36"> </text:span><text:span text:style-name="T39">main</text:span><text:span text:style-name="T36">(String[] </text:span><text:span text:style-name="T42">args</text:span><text:span text:style-name="T36">) {</text:span></text:p>
      <text:p text:style-name="P29"><text:tab/><text:tab/></text:p>
      <text:p text:style-name="P25"><text:span text:style-name="T36"><text:tab/><text:tab/></text:span><text:span text:style-name="T35">try</text:span><text:span text:style-name="T36"> {</text:span></text:p>
      <text:p text:style-name="P25"><text:span text:style-name="T36"><text:tab/><text:tab/><text:tab/>StartServer <text:s/></text:span><text:span text:style-name="T42">server</text:span><text:span text:style-name="T36"> = </text:span><text:span text:style-name="T35">new</text:span><text:span text:style-name="T36"> StartServer();</text:span></text:p>
      <text:p text:style-name="P25"><text:span text:style-name="T36"><text:tab/><text:tab/><text:tab/></text:span><text:span text:style-name="T42">server</text:span><text:span text:style-name="T36">.generator();</text:span></text:p>
      <text:p text:style-name="P25"><text:span text:style-name="T36"><text:tab/><text:tab/>} </text:span><text:span text:style-name="T35">catch</text:span><text:span text:style-name="T36"> (Exception </text:span><text:span text:style-name="T42">e</text:span><text:span text:style-name="T36">) {</text:span></text:p>
      <text:p text:style-name="P25"><text:span text:style-name="T36"><text:tab/><text:tab/><text:tab/></text:span><text:span text:style-name="T43">// </text:span><text:span text:style-name="T59">TODO</text:span><text:span text:style-name="T43"> Auto-generated catch block</text:span></text:p>
      <text:p text:style-name="P25"><text:span text:style-name="T36"><text:tab/><text:tab/><text:tab/></text:span><text:span text:style-name="T42">e</text:span><text:span text:style-name="T36">.printStackTrace();</text:span></text:p>
      <text:p text:style-name="P29"><text:tab/><text:tab/>}</text:p>
      <text:p text:style-name="P29"><text:tab/><text:tab/></text:p>
      <text:p text:style-name="P29"><text:soft-page-break/><text:tab/>}</text:p>
      <text:p text:style-name="P26"/>
      <text:p text:style-name="P22"><text:span text:style-name="T36">}</text:span><text:span text:style-name="T40"><text:tab/></text:span></text:p>
      <text:p text:style-name="P12"><text:span text:style-name="T48">我的连接Mysql</text:span><text:span text:style-name="T50">5.7遇见的</text:span><text:span text:style-name="T48">奇葩问题</text:span></text:p>
      <text:p text:style-name="P24"/>
      <text:p text:style-name="P24"><text:tab/>问题一、提示你需要指定SSL连接</text:p>
      <text:p text:style-name="P7"><text:span text:style-name="T53"><text:tab/></text:span><text:span text:style-name="T6">&lt;</text:span><text:span text:style-name="T21">jdbcConnection</text:span><text:span text:style-name="T23"> </text:span><text:span text:style-name="T24">driverClass</text:span><text:span text:style-name="T26">=</text:span><text:span text:style-name="T27">"com.mysql.jdbc.Driver"</text:span></text:p>
      <text:p text:style-name="P25"><text:span text:style-name="T23"><text:tab/><text:tab/><text:tab/></text:span><text:span text:style-name="T24">connectionURL</text:span><text:span text:style-name="T26">=</text:span><text:span text:style-name="T27">"jdbc:mysql://localhost:3306/mybatis"</text:span><text:span text:style-name="T23"> </text:span></text:p>
      <text:p text:style-name="P25"><text:span text:style-name="T23"><text:tab/><text:tab/><text:tab/></text:span><text:span text:style-name="T24">userId</text:span><text:span text:style-name="T26">=</text:span><text:span text:style-name="T27">"root"</text:span></text:p>
      <text:p text:style-name="P25"><text:span text:style-name="T23"><text:tab/><text:tab/><text:tab/></text:span><text:span text:style-name="T24">password</text:span><text:span text:style-name="T26">=</text:span><text:span text:style-name="T27">"123456"</text:span><text:span text:style-name="T4">&gt;</text:span></text:p>
      <text:p text:style-name="P12"><text:span text:style-name="T25"><text:tab/></text:span><text:span text:style-name="T3">&lt;/</text:span><text:span text:style-name="T22">jdbcConnection</text:span><text:span text:style-name="T3">&gt;</text:span></text:p>
      <text:p text:style-name="P19"><text:tab/>警告信息：</text:p>
      <text:p text:style-name="P12"><text:span text:style-name="T3"><text:tab/></text:span><text:span text:style-name="T51">Establishing SSL connection without server's identity verification is not recommended. According to MySQL 5.5.45+, 5.6.26+ and 5.7.6+ requirements SSL connection must be established by default if explicit option isn't set. For compliance with existing applications not using SSL the verifyServerCertificate property is set to 'false'. You need either to explicitly disable SSL by setting useSSL=false, or set useSSL=true and provide truststore for server certificate verification.</text:span></text:p>
      <text:p text:style-name="P18"><text:tab/>问题二：指定SSL连接后，指定字符集</text:p>
      <text:p text:style-name="P18"><text:tab/>警告信息：</text:p>
      <text:p text:style-name="P7"><text:span text:style-name="T6"><text:tab/></text:span><text:span text:style-name="T54">java.sql.SQLException</text:span><text:span text:style-name="T52">: The connection property 'useSSL' only accepts values of the form: 'true', 'false', 'yes' or 'no'. The value 'false;characterEncoding=utf-8' is not in this set.</text:span></text:p>
      <text:p text:style-name="P7"><text:span text:style-name="T6"><text:tab/>&lt;</text:span><text:span text:style-name="T21">jdbcConnection</text:span><text:span text:style-name="T23"> </text:span><text:span text:style-name="T24">driverClass</text:span><text:span text:style-name="T26">=</text:span><text:span text:style-name="T27">"com.mysql.jdbc.Driver"</text:span></text:p>
      <text:p text:style-name="P25"><text:span text:style-name="T23"><text:tab/><text:tab/><text:tab/></text:span><text:span text:style-name="T24">connectionURL</text:span><text:span text:style-name="T26">=</text:span><text:span text:style-name="T27">"jdbc:mysql://localhost:3306/mybatis?useSSL=false;characterEncoding=utf-8"</text:span><text:span text:style-name="T23"> </text:span></text:p>
      <text:p text:style-name="P25"><text:span text:style-name="T23"><text:tab/><text:tab/><text:tab/></text:span><text:span text:style-name="T24">userId</text:span><text:span text:style-name="T26">=</text:span><text:span text:style-name="T27">"root"</text:span></text:p>
      <text:p text:style-name="P25"><text:span text:style-name="T23"><text:tab/><text:tab/><text:tab/></text:span><text:span text:style-name="T24">password</text:span><text:span text:style-name="T26">=</text:span><text:span text:style-name="T27">"123456"</text:span><text:span text:style-name="T4">&gt;</text:span></text:p>
      <text:p text:style-name="P11"><text:span text:style-name="T25"><text:tab/></text:span><text:span text:style-name="T3">&lt;/</text:span><text:span text:style-name="T22">jdbcConnection</text:span><text:span text:style-name="T3">&gt;</text:span></text:p>
      <text:p text:style-name="P11"><text:span text:style-name="T12"><text:tab/>我最开始是觉得是不是逗号写错了，后来发现没问题，综合网上的将“;”</text:span><text:span text:style-name="T16">换成了</text:span><text:span text:style-name="T17">&amp;和</text:span><text:span text:style-name="T33">&amp;amp</text:span><text:span text:style-name="T13">的xml校验不通过，发现在db.</text:span><text:span text:style-name="T14">properties中可以使用</text:span><text:span text:style-name="T15">&amp;进行连接，如果是在value或者xml的property中进行拼接则校验不通过。</text:span></text:p>
      <text:p text:style-name="P20"><text:tab/>最好解决方案：</text:p>
      <text:p text:style-name="P7"><text:span text:style-name="T8"><text:tab/>&lt;</text:span><text:span text:style-name="T21">jdbcConnection</text:span><text:span text:style-name="T23"> </text:span><text:span text:style-name="T24">driverClass</text:span><text:span text:style-name="T26">=</text:span><text:span text:style-name="T27">"com.mysql.jdbc.Driver"</text:span></text:p>
      <text:p text:style-name="P25"><text:span text:style-name="T23"><text:tab/><text:tab/><text:tab/></text:span><text:span text:style-name="T24">connectionURL</text:span><text:span text:style-name="T26">=</text:span><text:span text:style-name="T27">"jdbc:mysql://localhost:3306/mybatis?useSSL=false&amp;amp;characterEncoding=utf-8"</text:span><text:span text:style-name="T23"> </text:span></text:p>
      <text:p text:style-name="P25"><text:span text:style-name="T23"><text:tab/><text:tab/><text:tab/></text:span><text:span text:style-name="T24">userId</text:span><text:span text:style-name="T26">=</text:span><text:span text:style-name="T27">"root"</text:span></text:p>
      <text:p text:style-name="P25"><text:span text:style-name="T23"><text:tab/><text:tab/><text:tab/></text:span><text:span text:style-name="T24">password</text:span><text:span text:style-name="T26">=</text:span><text:span text:style-name="T27">"123456"</text:span><text:span text:style-name="T4">&gt;</text:span></text:p>
      <text:p text:style-name="P11"><text:span text:style-name="T25"><text:tab/></text:span><text:span text:style-name="T3">&lt;/</text:span><text:span text:style-name="T22">jdbcConnection</text:span><text:span text:style-name="T3">&gt;</text:span></text:p>
      <text:p text:style-name="P17"><text:tab/>最终的方案：</text:p>
      <text:p text:style-name="P11"><text:span text:style-name="T3"><text:tab/></text:span><text:span text:style-name="T18">1、如果是在properties文件中，可以使用&amp;进行属性的分割。</text:span></text:p>
      <text:p text:style-name="P21"><text:span text:style-name="T7"><text:tab/>2、xml的字符串中进行拼接，他总会提示你用;替换&amp;符号，但是有的可以有的又不行，必须mybatis单独使用的时候在value属性里面指定连接字符串的时候可以用</text:span><text:span text:style-name="T9">;</text:span><text:span text:style-name="T10">就可以了，但是在mybatis的逆向工程中，指定的话就会报错。所以综合下，在xml中使用</text:span><text:span text:style-name="T28">jdbc:mysql://localhost:3306/mybatis?usessl=true&amp;amp;characterEncoding=utf-8</text:span><text:span text:style-name="T11">中的</text:span><text:span text:style-name="T28">&amp;amp;</text:span><text:span text:style-name="T11">替代；。</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20:11:01.256291414</meta:creation-date>
    <dc:date>2018-04-05T22:03:06.037814685</dc:date>
    <meta:editing-duration>PT2H57M7S</meta:editing-duration>
    <meta:editing-cycles>92</meta:editing-cycles>
    <meta:generator>LibreOffice/5.1.6.2$Linux_X86_64 LibreOffice_project/10m0$Build-2</meta:generator>
    <meta:document-statistic meta:table-count="0" meta:image-count="0" meta:object-count="0" meta:page-count="5" meta:paragraph-count="229" meta:word-count="1575" meta:character-count="9154" meta:non-whitespace-character-count="8380"/>
  </office:meta>
</office:document-meta>
</file>